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3" style:family="paragraph">
      <style:text-properties fo:font-size="18pt" fo:font-style="italic" fo:font-weight="bold" style:font-size-asian="18pt" style:font-size-complex="18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6.985cm" svg:x="21.3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1.27cm" svg:x="24.195cm" svg:y="25.13cm">
          <text:p text:style-name="P1"><text:span text:style-name="T1">Ground Station / Satelli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13.335cm" svg:x="24.195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15cm" svg:height="1.905cm" svg:x="24.83cm" svg:y="12.43cm">
          <text:p text:style-name="P1"><text:span text:style-name="T1">Web/GUI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8cm" svg:height="1.905cm" svg:x="30.98cm" svg:y="12.43cm">
          <text:p text:style-name="P1"><text:span text:style-name="T1">tty/ssh</text:span></text:p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.27cm" svg:x="24.83cm" svg:y="20.685cm">
          <text:p text:style-name="P1"><text:span text:style-name="T1">FS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43cm" svg:height="1.27cm" svg:x="24.83cm" svg:y="16.875cm">
          <text:p text:style-name="P1"><text:span text:style-name="T1">FS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21.955cm" svg:y="3.54cm">
          <text:p text:style-name="P1"><text:span text:style-name="T1">FSG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26.4cm" svg:y="3.54cm">
          <text:p text:style-name="P1"><text:span text:style-name="T1">FS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6.985cm" svg:x="30.84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31.48cm" svg:y="3.54cm">
          <text:p text:style-name="P1"><text:span text:style-name="T1">GUI /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4.445cm" svg:x="35.925cm" svg:y="3.54cm">
          <text:p text:style-name="P1"><text:span text:style-name="T1">tt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0.245cm" svg:y1="25.13cm" svg:x2="30.245cm" svg:y2="21.955cm">
          <text:p/>
        </draw:line>
        <draw:line draw:style-name="gr3" draw:text-style-name="P1" draw:layer="layout" svg:x1="30.815cm" svg:y1="21.955cm" svg:x2="30.815cm" svg:y2="25.13cm">
          <text:p/>
        </draw:line>
        <draw:line draw:style-name="gr3" draw:text-style-name="P1" draw:layer="layout" svg:x1="30.145cm" svg:y1="20.685cm" svg:x2="30.145cm" svg:y2="18.145cm">
          <text:p/>
        </draw:line>
        <draw:line draw:style-name="gr3" draw:text-style-name="P1" draw:layer="layout" svg:x1="30.715cm" svg:y1="18.145cm" svg:x2="30.715cm" svg:y2="20.685cm">
          <text:p/>
        </draw:line>
        <draw:line draw:style-name="gr3" draw:text-style-name="P1" draw:layer="layout" svg:x1="27.435cm" svg:y1="16.875cm" svg:x2="27.435cm" svg:y2="14.335cm">
          <text:p/>
        </draw:line>
        <draw:line draw:style-name="gr3" draw:text-style-name="P1" draw:layer="layout" svg:x1="28.005cm" svg:y1="14.335cm" svg:x2="28.005cm" svg:y2="16.875cm">
          <text:p/>
        </draw:line>
        <draw:line draw:style-name="gr3" draw:text-style-name="P1" draw:layer="layout" svg:x1="33.15cm" svg:y1="16.875cm" svg:x2="33.15cm" svg:y2="14.335cm">
          <text:p/>
        </draw:line>
        <draw:line draw:style-name="gr3" draw:text-style-name="P1" draw:layer="layout" svg:x1="33.72cm" svg:y1="14.335cm" svg:x2="33.72cm" svg:y2="16.875cm">
          <text:p/>
        </draw:line>
        <draw:line draw:style-name="gr4" draw:text-style-name="P1" draw:layer="layout" svg:x1="23.56cm" svg:y1="7.985cm" svg:x2="26.735cm" svg:y2="12.43cm">
          <text:p/>
        </draw:line>
        <draw:line draw:style-name="gr4" draw:text-style-name="P1" draw:layer="layout" svg:x1="28.005cm" svg:y1="7.985cm" svg:x2="32.45cm" svg:y2="12.43cm">
          <text:p/>
        </draw:line>
        <draw:line draw:style-name="gr4" draw:text-style-name="P1" draw:layer="layout" svg:x1="33.085cm" svg:y1="7.985cm" svg:x2="28.005cm" svg:y2="12.43cm">
          <text:p/>
        </draw:line>
        <draw:line draw:style-name="gr4" draw:text-style-name="P1" draw:layer="layout" svg:x1="37.53cm" svg:y1="7.985cm" svg:x2="33.72cm" svg:y2="12.43cm">
          <text:p/>
        </draw:line>
        <draw:frame draw:style-name="gr5" draw:text-style-name="P3" draw:layer="layout" svg:width="1.759cm" svg:height="1.673cm" svg:x="30.68cm" svg:y="19.012cm">
          <draw:text-box>
            <text:p><text:span text:style-name="T2">TCP</text:span></text:p>
          </draw:text-box>
        </draw:frame>
        <draw:frame draw:style-name="gr5" draw:text-style-name="P3" draw:layer="layout" svg:width="2.648cm" svg:height="1.673cm" svg:x="30.745cm" svg:y="22.822cm">
          <draw:text-box>
            <text:p><text:span text:style-name="T2">RS-232</text:span></text:p>
          </draw:text-box>
        </draw:frame>
        <draw:frame draw:style-name="gr5" draw:text-style-name="P3" draw:layer="layout" svg:width="2.018cm" svg:height="1.673cm" svg:x="33.72cm" svg:y="14.97cm">
          <draw:text-box>
            <text:p><text:span text:style-name="T2">UNIX</text:span></text:p>
          </draw:text-box>
        </draw:frame>
        <draw:frame draw:style-name="gr5" draw:text-style-name="P3" draw:layer="layout" svg:width="2.018cm" svg:height="1.673cm" svg:x="27.963cm" svg:y="14.97cm">
          <draw:text-box>
            <text:p><text:span text:style-name="T2">UNIX</text:span></text:p>
          </draw:text-box>
        </draw:frame>
        <draw:frame draw:style-name="gr5" draw:text-style-name="P3" draw:layer="layout" svg:width="2.161cm" svg:height="1.673cm" svg:x="24.988cm" svg:y="9.487cm">
          <draw:text-box>
            <text:p><text:span text:style-name="T2">HTTP</text:span></text:p>
          </draw:text-box>
        </draw:frame>
        <draw:frame draw:style-name="gr5" draw:text-style-name="P3" draw:layer="layout" svg:width="1.759cm" svg:height="1.673cm" svg:x="28.163cm" svg:y="9.487cm">
          <draw:text-box>
            <text:p><text:span text:style-name="T2">TCP</text:span></text:p>
          </draw:text-box>
        </draw:frame>
        <draw:frame draw:style-name="gr5" draw:text-style-name="P3" draw:layer="layout" svg:width="2.161cm" svg:height="1.673cm" svg:x="31.003cm" svg:y="9.487cm">
          <draw:text-box>
            <text:p><text:span text:style-name="T2">HTTP</text:span></text:p>
          </draw:text-box>
        </draw:frame>
        <draw:frame draw:style-name="gr5" draw:text-style-name="P3" draw:layer="layout" svg:width="1.759cm" svg:height="1.673cm" svg:x="35.96cm" svg:y="9.487cm">
          <draw:text-box>
            <text:p><text:span text:style-name="T2">TCP</text:span></text:p>
          </draw:text-box>
        </draw:frame>
        <draw:frame draw:style-name="gr6" draw:layer="layout" svg:width="1.912cm" svg:height="1.038cm" svg:x="24.823cm" svg:y="1.27cm">
          <draw:text-box>
            <text:p>PC 1</text:p>
          </draw:text-box>
        </draw:frame>
        <draw:frame draw:style-name="gr6" draw:layer="layout" svg:width="1.912cm" svg:height="1.038cm" svg:x="34.348cm" svg:y="1.27cm">
          <draw:text-box>
            <text:p>PC 2</text:p>
          </draw:text-box>
        </draw:frame>
        <draw:custom-shape draw:style-name="gr2" draw:text-style-name="P2" draw:layer="layout" svg:width="3.175cm" svg:height="1.27cm" svg:x="6.08cm" svg:y="11.16cm">
          <text:p text:style-name="P1"><text:span text:style-name="T1">FSG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1.16cm" svg:y="11.16cm">
          <text:p text:style-name="P1"><text:span text:style-name="T1">FS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1.27cm" svg:x="6.08cm" svg:y="14.97cm">
          <text:p text:style-name="P1"><text:span text:style-name="T1">FS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8.62cm" svg:y="18.78cm">
          <text:p text:style-name="P1"><text:span text:style-name="T1">Satelli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1.16cm" svg:y="7.35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73cm" svg:y1="8.62cm" svg:x2="12.73cm" svg:y2="11.16cm">
          <text:p/>
        </draw:line>
        <draw:line draw:style-name="gr4" draw:text-style-name="P1" draw:layer="layout" svg:x1="7.65cm" svg:y1="12.43cm" svg:x2="7.65cm" svg:y2="14.97cm">
          <text:p/>
        </draw:line>
        <draw:line draw:style-name="gr4" draw:text-style-name="P1" draw:layer="layout" svg:x1="12.73cm" svg:y1="12.43cm" svg:x2="12.73cm" svg:y2="14.97cm">
          <text:p/>
        </draw:line>
        <draw:line draw:style-name="gr4" draw:text-style-name="P1" draw:layer="layout" svg:x1="10.19cm" svg:y1="16.24cm" svg:x2="10.19cm" svg:y2="18.78cm">
          <text:p/>
        </draw:line>
        <draw:frame draw:style-name="gr6" draw:layer="layout" svg:width="1.747cm" svg:height="1.038cm" svg:x="7.625cm" svg:y="13.2cm">
          <draw:text-box>
            <text:p>TCP</text:p>
          </draw:text-box>
        </draw:frame>
        <draw:frame draw:style-name="gr6" draw:layer="layout" svg:width="2.018cm" svg:height="1.038cm" svg:x="12.665cm" svg:y="9.39cm">
          <draw:text-box>
            <text:p>UNIX</text:p>
          </draw:text-box>
        </draw:frame>
        <draw:frame draw:style-name="gr6" draw:layer="layout" svg:width="2.648cm" svg:height="1.038cm" svg:x="10.16cm" svg:y="17.01cm">
          <draw:text-box>
            <text:p>RS-232</text:p>
          </draw:text-box>
        </draw:frame>
        <draw:frame draw:style-name="gr6" draw:layer="layout" svg:width="1.747cm" svg:height="1.038cm" svg:x="12.765cm" svg:y="13.165cm">
          <draw:text-box>
            <text:p>TC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Nielsen</meta:initial-creator>
    <meta:creation-date>2010-03-02T15:35:00</meta:creation-date>
    <dc:date>2010-06-22T15:56:31</dc:date>
    <dc:creator>Kasper Nielsen</dc:creator>
    <meta:editing-duration>PT01H22M31S</meta:editing-duration>
    <meta:editing-cycles>4</meta:editing-cycles>
    <meta:generator>OpenOffice.org/3.2$Unix OpenOffice.org_project/320m12$Build-9483</meta:generator>
    <meta:document-statistic meta:object-count="47"/>
  </office:meta>
</office:document-meta>
</file>